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8a9e" officeooo:paragraph-rsid="000a8a9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ba7da" officeooo:paragraph-rsid="000ba7d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ba7da" officeooo:paragraph-rsid="000a8a9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d6029" officeooo:paragraph-rsid="000d602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eb8e9" officeooo:paragraph-rsid="000eb8e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099d8" officeooo:paragraph-rsid="001099d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0cd3" officeooo:paragraph-rsid="00110cd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12a2d" officeooo:paragraph-rsid="00112a2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12a2d" officeooo:paragraph-rsid="001099d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2a2d" officeooo:paragraph-rsid="0016559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ba7da" officeooo:paragraph-rsid="000ba7d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d6029" officeooo:paragraph-rsid="000d602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eb8e9" officeooo:paragraph-rsid="000eb8e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099d8" officeooo:paragraph-rsid="001099d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ba7da" officeooo:paragraph-rsid="000ba7da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10cd3"/>
    </style:style>
    <style:style style:name="T3" style:family="text">
      <style:text-properties officeooo:rsid="00165593"/>
    </style:style>
    <style:style style:name="T4" style:family="text">
      <style:text-properties officeooo:rsid="0017bb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s Phase 2</text:p>
      <text:p text:style-name="P1"/>
      <text:p text:style-name="P3"/>
      <text:p text:style-name="P11">1.Dictionnaire de donnée</text:p>
      <text:p text:style-name="P2"/>
      <text:p text:style-name="P15">Système de codification<text:span text:style-name="T1"><text:tab/><text:tab/><text:tab/><text:tab/><text:tab/><text:tab/><text:tab/></text:span>type de donnée</text:p>
      <text:p text:style-name="P2"/>
      <text:p text:style-name="P11">Personne</text:p>
      <text:p text:style-name="P11"/>
      <text:p text:style-name="P2">per_num<text:tab/><text:tab/><text:tab/><text:tab/><text:tab/><text:tab/><text:tab/><text:tab/><text:tab/>Auto_increment</text:p>
      <text:p text:style-name="P2">per_nom<text:tab/><text:tab/><text:tab/><text:tab/><text:tab/><text:tab/><text:tab/><text:tab/><text:tab/>Varchar(50)</text:p>
      <text:p text:style-name="P2">per_prenom<text:tab/><text:tab/><text:tab/><text:tab/><text:tab/><text:tab/><text:tab/><text:tab/><text:tab/>Varchar(50)</text:p>
      <text:p text:style-name="P2">per_adresse<text:tab/><text:tab/><text:tab/><text:tab/><text:tab/><text:tab/><text:tab/><text:tab/><text:tab/>Varchar(100)</text:p>
      <text:p text:style-name="P2">per_ville<text:tab/><text:tab/><text:tab/><text:tab/><text:tab/><text:tab/><text:tab/><text:tab/><text:tab/>varchar(30)</text:p>
      <text:p text:style-name="P2"/>
      <text:p text:style-name="P2"/>
      <text:p text:style-name="P11">Appartient</text:p>
      <text:p text:style-name="P2"/>
      <text:p text:style-name="P2">per_num<text:tab/><text:tab/><text:tab/><text:tab/><text:tab/><text:tab/><text:tab/><text:tab/><text:tab/>INT</text:p>
      <text:p text:style-name="P2">gro_num<text:tab/><text:tab/><text:tab/><text:tab/><text:tab/><text:tab/><text:tab/><text:tab/><text:tab/>INT</text:p>
      <text:p text:style-name="P2"/>
      <text:p text:style-name="P11">Groupe</text:p>
      <text:p text:style-name="P2"/>
      <text:p text:style-name="P4">gro_num<text:tab/><text:tab/><text:tab/><text:tab/><text:tab/><text:tab/><text:tab/><text:tab/><text:tab/>Auto_increment</text:p>
      <text:p text:style-name="P4">gro_libelle<text:tab/><text:tab/><text:tab/><text:tab/><text:tab/><text:tab/><text:tab/><text:tab/><text:tab/>Varchar(50)</text:p>
      <text:p text:style-name="P4"/>
      <text:p text:style-name="P4"/>
      <text:p text:style-name="P12">2.Clés primaires, clés étrangères</text:p>
      <text:p text:style-name="P12"/>
      <text:p text:style-name="P13">Personne</text:p>
      <text:p text:style-name="P5"/>
      <text:p text:style-name="P5">per_num<text:tab/><text:tab/><text:tab/><text:tab/><text:tab/><text:tab/><text:tab/><text:tab/><text:tab/>clé primaire</text:p>
      <text:p text:style-name="P5"/>
      <text:p text:style-name="P13">Appartient</text:p>
      <text:p text:style-name="P5"/>
      <text:p text:style-name="P5">per_num<text:tab/><text:tab/><text:tab/><text:tab/><text:tab/><text:tab/><text:tab/><text:tab/><text:tab/>clé étrangère de la <text:tab/><text:tab/><text:tab/><text:tab/><text:tab/><text:tab/><text:tab/><text:tab/><text:tab/><text:tab/><text:tab/>table personne</text:p>
      <text:p text:style-name="P5">gro_num<text:tab/><text:tab/><text:tab/><text:tab/><text:tab/><text:tab/><text:tab/><text:tab/><text:tab/>clé étrangère de la <text:tab/><text:tab/><text:tab/><text:tab/><text:tab/><text:tab/><text:tab/><text:tab/><text:tab/><text:tab/><text:tab/>table groupe</text:p>
      <text:p text:style-name="P5"/>
      <text:p text:style-name="P13">Groupe</text:p>
      <text:p text:style-name="P5"/>
      <text:p text:style-name="P5">gro_num<text:tab/><text:tab/><text:tab/><text:tab/><text:tab/><text:tab/><text:tab/><text:tab/><text:tab/>clé primaire</text:p>
      <text:p text:style-name="P4"/>
      <text:p text:style-name="P14"><text:soft-page-break/>3.Script</text:p>
      <text:p text:style-name="P6"/>
      <text:p text:style-name="P6">create database test ;</text:p>
      <text:p text:style-name="P9">create table personne (</text:p>
      <text:p text:style-name="P9"><text:tab/>per_num<text:tab/>int AUTO_INCREMENT NOT NULL,</text:p>
      <text:p text:style-name="P9"><text:tab/>per_nom<text:tab/>varchar(50),</text:p>
      <text:p text:style-name="P9"><text:tab/>per_prenom<text:tab/>varchar(50),</text:p>
      <text:p text:style-name="P9"><text:tab/>per_adresse<text:tab/>varchar(100),</text:p>
      <text:p text:style-name="P9"><text:tab/>per_ville<text:tab/>varchar(30),</text:p>
      <text:p text:style-name="P9"><text:tab/>PRIMARY KEY(per_num)</text:p>
      <text:p text:style-name="P9">);</text:p>
      <text:p text:style-name="P9">create table groupe (</text:p>
      <text:p text:style-name="P9"><text:tab/>gro_num<text:tab/>int AUTO_INCREMENT NOT NULL,</text:p>
      <text:p text:style-name="P9"><text:tab/>gro_libelle<text:tab/>varchar(50),</text:p>
      <text:p text:style-name="P9"><text:tab/>PRIMARY KEY(gro_num)</text:p>
      <text:p text:style-name="P9">);</text:p>
      <text:p text:style-name="P9">create table appartient (</text:p>
      <text:p text:style-name="P9"><text:tab/>id int AUTO_INCREMENT NOT NULL,</text:p>
      <text:p text:style-name="P9"><text:tab/><text:span text:style-name="T4">per_num int,</text:span></text:p>
      <text:p text:style-name="P9"><text:tab/><text:span text:style-name="T4">gro_num int,</text:span></text:p>
      <text:p text:style-name="P10"><text:tab/>PRIMARY KEY(<text:span text:style-name="T3">id</text:span>),</text:p>
      <text:p text:style-name="P9"><text:tab/>FOREIGN KEY(per_num) REFERENCES personne(per_num),</text:p>
      <text:p text:style-name="P9"><text:tab/>FOREIGN KEY(gro_num) REFERENCES groupe(gro_num)</text:p>
      <text:p text:style-name="P9">);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9:35:05.874564459</meta:creation-date>
    <dc:date>2024-04-24T11:19:06.406889545</dc:date>
    <meta:editing-duration>PT1H22M2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125" meta:character-count="1110" meta:non-whitespace-character-count="883"/>
  </office:meta>
</office:document-meta>
</file>